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15pt" officeooo:rsid="001d598e" officeooo:paragraph-rsid="001d598e" style:font-size-asian="15pt" style:font-name-complex="IRZar" style:font-size-complex="15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officeooo:rsid="001d598e" officeooo:paragraph-rsid="001d598e" style:font-size-asian="15pt" style:font-name-complex="IRZar" style:font-size-complex="15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5pt" officeooo:rsid="0025dde3" officeooo:paragraph-rsid="0025dde3" style:font-size-asian="15pt" style:font-name-complex="IRZar" style:font-size-complex="15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Zar" fo:font-size="15pt" officeooo:rsid="001f50e1" officeooo:paragraph-rsid="001f50e1" style:font-size-asian="15pt" style:font-name-complex="IRZar" style:font-size-complex="15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fo:font-size="15pt" officeooo:rsid="0020ace5" officeooo:paragraph-rsid="0020ace5" style:font-size-asian="15pt" style:font-name-complex="IRZar" style:font-size-complex="15pt"/>
    </style:style>
    <style:style style:name="T1" style:family="text">
      <style:text-properties officeooo:rsid="0022a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مراجع پایان‌نامه</text:p>
      <text:p text:style-name="P2">برنامه‌های جانبی</text:p>
      <text:p text:style-name="P4">مقدمّه</text:p>
      <text:p text:style-name="P4">نتیجه‌گیری</text:p>
      <text:p text:style-name="P4">روش‌های مختلف</text:p>
      <text:p text:style-name="P4">انتگرال‌گیری عددی</text:p>
      <text:p text:style-name="P4">اجزاء محدود</text:p>
      <text:p text:style-name="P5">آزمون‌های غیر مخرّب</text:p>
      <text:p text:style-name="P5">تصویربردار<text:span text:style-name="T1">ی با کمک ظرفیت خازنی</text:span></text:p>
      <text:p text:style-name="P3">نحوه‌ی م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06:56.146241801</meta:creation-date>
    <meta:generator>LibreOffice/7.3.6.2$Linux_X86_64 LibreOffice_project/30$Build-2</meta:generator>
    <dc:date>2022-12-11T01:26:19.600829244</dc:date>
    <meta:editing-duration>PT10M7S</meta:editing-duration>
    <meta:editing-cycles>2</meta:editing-cycles>
    <meta:document-statistic meta:table-count="0" meta:image-count="0" meta:object-count="0" meta:page-count="1" meta:paragraph-count="11" meta:word-count="24" meta:character-count="148" meta:non-whitespace-character-count="135"/>
  </office:meta>
</office:document-meta>
</file>